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Controller</text:span> <text:tab/><text:tab/> ==&gt;&gt; <text:s/><text:span text:style-name="T1">ControllerDb<text:tab/></text:span><text:tab/>==&gt;&gt; <text:s text:c="2"/><text:span text:style-name="T1">ControllerSQL </text:span>(SQL specific realisation) <text:tab/>==<text:span text:style-name="T5">&gt;&gt; </text:span><text:span text:style-name="T2">ControllerSQLHTML</text:span></text:p>
      <text:p text:style-name="Standard">statelessClient<text:tab/><text:tab/><text:tab/>dbLink;<text:tab/><text:tab/><text:tab/><text:tab/>overrides<text:tab/><text:tab/><text:tab/><text:tab/><text:tab/><text:tab/><text:tab/>setStateVars<text:span text:style-name="T5">()</text:span></text:p>
      <text:p text:style-name="Standard">publicMethods<text:tab/><text:tab/>updateModelName;<text:tab/><text:tab/><text:tab/>modelGetList<text:tab/><text:tab/><text:tab/><text:tab/><text:tab/><text:tab/><text:tab/>write<text:span text:style-name="T5">()</text:span></text:p>
      <text:p text:style-name="Standard">models<text:tab/><text:tab/><text:tab/><text:tab/>insertModelName;<text:tab/><text:tab/><text:tab/>modelGetObject<text:tab/></text:p>
      <text:p text:style-name="Standard">defaultView<text:tab/><text:tab/><text:tab/>deleteModelName;</text:p>
      <text:p text:style-name="Standard"><text:tab/><text:tab/><text:tab/><text:tab/>listModelName;</text:p>
      <text:p text:style-name="Standard"><text:tab/><text:tab/><text:tab/><text:tab/>objectModelName;</text:p>
      <text:p text:style-name="Standard"/>
      <text:p text:style-name="Standard"><text:tab/><text:tab/><text:tab/><text:tab/>insert</text:p>
      <text:p text:style-name="Standard"><text:tab/><text:tab/><text:tab/><text:tab/>update</text:p>
      <text:p text:style-name="Standard"><text:tab/><text:tab/><text:tab/><text:tab/>delete</text:p>
      <text:p text:style-name="Standard"><text:tab/><text:tab/><text:tab/><text:tab/>get_list</text:p>
      <text:p text:style-name="Standard"><text:tab/><text:tab/><text:tab/><text:tab/>get_object</text:p>
      <text:p text:style-name="Standard"/>
      <text:p text:style-name="Standard"/>
      <text:p text:style-name="Standard"/>
      <text:p text:style-name="Standard"><text:span text:style-name="T1">Model</text:span><text:tab/><text:tab/><text:tab/>==&gt;&gt; <text:s text:c="2"/><text:span text:style-name="T1">ModelDb(???) ModelSQL</text:span></text:p>
      <text:p text:style-name="Standard">fields;<text:tab/><text:tab/><text:tab/><text:tab/>dbLink</text:p>
      <text:p text:style-name="Standard">fieldAlias;<text:tab/><text:tab/><text:tab/>tableName</text:p>
      <text:p text:style-name="Standard">rows;<text:tab/><text:tab/><text:tab/><text:tab/>dbName</text:p>
      <text:p text:style-name="Standard">rowPos;<text:tab/><text:tab/><text:tab/>queryId</text:p>
      <text:p text:style-name="Standard">name;<text:tab/><text:tab/><text:tab/><text:tab/>rowCount</text:p>
      <text:p text:style-name="Standard">readOnly;</text:p>
      <text:p text:style-name="Standard">listCount</text:p>
      <text:p text:style-name="Standard">listFrom</text:p>
      <text:p text:style-name="Standard">totalCount</text:p>
      <text:p text:style-name="Standard"/>
      <text:p text:style-name="Standard">metaDataToXML()</text:p>
      <text:p text:style-name="Standard">dataToXML()</text:p>
      <text:p text:style-name="Standard">insert</text:p>
      <text:p text:style-name="Standard">update</text:p>
      <text:p text:style-name="Standard">delete</text:p>
      <text:p text:style-name="Standard">isLastRow</text:p>
      <text:p text:style-name="Standard">getNextRow</text:p>
      <text:p text:style-name="Standard">getRowPos</text:p>
      <text:p text:style-name="Standard">setRowPos</text:p>
      <text:p text:style-name="Standard"><text:soft-page-break/>setRowBOF</text:p>
      <text:p text:style-name="Standard"/>
      <text:p text:style-name="Standard"/>
      <text:p text:style-name="Standard"><text:span text:style-name="T1">Field</text:span><text:tab/><text:tab/><text:tab/>==&gt;&gt; <text:s text:c="2"/><text:span text:style-name="T1">FieldExt</text:span><text:tab/><text:tab/><text:tab/>==&gt;&gt; <text:s text:c="2"/><text:span text:style-name="T1">FieldExtInt</text:span></text:p>
      <text:p text:style-name="Standard">name;<text:tab/><text:tab/><text:tab/><text:tab/>validator<text:tab/><text:tab/><text:tab/>$this-&gt;setValidator(new ValidatorInt());</text:p>
      <text:p text:style-name="Standard">id;<text:tab/><text:tab/><text:tab/><text:tab/>isEmpty()</text:p>
      <text:p text:style-name="Standard">dataType;<text:tab/><text:tab/><text:tab/>isTooLong()</text:p>
      <text:p text:style-name="Standard">value;<text:tab/><text:tab/><text:tab/><text:tab/>isTooShort()</text:p>
      <text:p text:style-name="Standard">primaryKey<text:tab/><text:tab/><text:tab/>isValid()</text:p>
      <text:p text:style-name="Standard">length;</text:p>
      <text:p text:style-name="Standard">required</text:p>
      <text:p text:style-name="Standard">defaultValue;<text:tab/><text:tab/>==&gt;&gt; <text:s text:c="2"/><text:span text:style-name="T1">FieldSQL</text:span><text:tab/><text:tab/>==&gt;<text:span text:style-name="T1">FieldSQLFloat,FieldSQLInt,FieldSQLString</text:span></text:p>
      <text:p text:style-name="Standard">readOnly<text:tab/><text:tab/><text:tab/>dbLink</text:p>
      <text:p text:style-name="Standard">minLength<text:tab/><text:tab/><text:tab/>dbName</text:p>
      <text:p text:style-name="Standard"><text:tab/><text:tab/><text:tab/><text:tab/>tableName</text:p>
      <text:p text:style-name="Standard">metaDataToXML()<text:tab/><text:tab/>expression</text:p>
      <text:p text:style-name="Standard">dataToXML()<text:tab/><text:tab/><text:tab/>pattern</text:p>
      <text:p text:style-name="Standard"><text:tab/><text:tab/><text:tab/><text:tab/>autoInc</text:p>
      <text:p text:style-name="Standard"><text:tab/><text:tab/><text:tab/><text:tab/>fieldType;</text:p>
      <text:p text:style-name="Standard"><text:tab/><text:tab/><text:tab/><text:tab/>lookUpDbName;</text:p>
      <text:p text:style-name="Standard"><text:tab/><text:tab/><text:tab/><text:tab/>lookUpTableName;</text:p>
      <text:p text:style-name="Standard"><text:tab/><text:tab/><text:tab/><text:tab/>lookUpKeys;</text:p>
      <text:p text:style-name="Standard"><text:tab/><text:tab/><text:tab/><text:tab/>lookUpIdValue;<text:tab/></text:p>
      <text:p text:style-name="Standard"><text:tab/><text:tab/><text:tab/><text:tab/>oldValue;</text:p>
      <text:p text:style-name="Standard"/>
      <text:p text:style-name="Standard"><text:tab/><text:tab/><text:tab/><text:tab/>getValueForDb()</text:p>
      <text:p text:style-name="Standard"><text:tab/><text:tab/><text:tab/><text:tab/>getDefValueForDb()</text:p>
      <text:p text:style-name="Standard"><text:tab/><text:tab/><text:tab/><text:tab/>getValueForView()</text:p>
      <text:p text:style-name="Standard"><text:tab/><text:tab/><text:tab/><text:tab/>getFormattedValue()</text:p>
      <text:p text:style-name="Standard"/>
      <text:p text:style-name="Standard"><text:tab/><text:tab/><text:tab/><text:tab/>getSQL()</text:p>
      <text:p text:style-name="Standard"><text:tab/><text:tab/><text:tab/><text:tab/>getSQLLookUp()</text:p>
      <text:p text:style-name="Standard"><text:tab/><text:tab/><text:tab/><text:tab/>getSQLLookUpDefValue()</text:p>
      <text:p text:style-name="Standard"><text:tab/><text:tab/><text:tab/><text:tab/>getSQLDefValue()</text:p>
      <text:p text:style-name="Standard"><text:tab/><text:tab/><text:tab/><text:tab/>getSQLAssigne()</text:p>
      <text:p text:style-name="Standard"><text:tab/><text:tab/><text:tab/></text:p>
      <text:p text:style-name="Standard"><text:tab/><text:tab/><text:tab/><text:tab/>dataToXML()</text:p>
      <text:p text:style-name="Standard"><text:soft-page-break/></text:p>
      <text:p text:style-name="Standard"/>
      <text:p text:style-name="Standard"><text:span text:style-name="T1">Validator</text:span><text:tab/><text:tab/>==&gt;&gt; <text:s text:c="2"/><text:span text:style-name="T1">ValidatorInt,ValidatorString,ValidatorFloat</text:span></text:p>
      <text:p text:style-name="Standard">isValid($val)<text:tab/><text:tab/><text:tab/>isValid()</text:p>
      <text:p text:style-name="Standard"/>
      <text:p text:style-name="Standard"/>
      <text:p text:style-name="P1"><text:span text:style-name="T5">(?) </text:span>ModelJoinSQL, ModelLimitSQL, ModelOrderSQL, ModelWhereSQL, ModelFilter<text:span text:style-name="T5">(==&gt;&gt;Model)</text:span></text:p>
      <text:p text:style-name="Standard"/>
      <text:p text:style-name="P1">ModelVars, ModelMetaTag, ModelServResponse, ModelStyleSheet, ModelJavaScript <text:s/><text:span text:style-name="T5">==&gt;&gt;Model</text:span></text:p>
      <text:p text:style-name="Standard"><text:span text:style-name="T5"/></text:p>
      <text:p text:style-name="Standard"><text:span text:style-name="T5"/></text:p>
      <text:p text:style-name="P1"><text:span text:style-name="T5">PublicMethod</text:span></text:p>
      <text:p text:style-name="Standard"><text:span text:style-name="T5"/></text:p>
      <text:p text:style-name="Standard"><text:span text:style-name="T5"/></text:p>
      <text:p text:style-name="P1"><text:span text:style-name="T5">View<text:tab/><text:tab/><text:tab/><text:tab/><text:tab/>==&gt;&gt; ViewHTML<text:tab/><text:tab/>==&gt;&gt; <text:s/>ViewHTMLXSLT (uses XSLTStyler)</text:span></text:p>
      <text:p text:style-name="Standard"><text:span text:style-name="T5">name<text:tab/><text:tab/><text:tab/><text:tab/><text:tab/><text:tab/><text:tab/>varModel<text:tab/><text:tab/><text:tab/><text:tab/>write()</text:span></text:p>
      <text:p text:style-name="Standard"><text:span text:style-name="T5">write(ArrayObject &amp;$models)<text:tab/><text:tab/><text:tab/>cssModels</text:span></text:p>
      <text:p text:style-name="Standard"><text:span text:style-name="T5"><text:tab/><text:tab/><text:tab/><text:tab/><text:tab/><text:tab/><text:tab/>jsModels</text:span></text:p>
      <text:p text:style-name="Standard"><text:span text:style-name="T5"><text:tab/><text:tab/><text:tab/><text:tab/><text:tab/><text:tab/><text:tab/>write()</text:span></text:p>
      <text:p text:style-name="Standard"><text:span text:style-name="T5"/></text:p>
      <text:p text:style-name="Standard"><text:span text:style-name="T5"><text:tab/><text:tab/><text:tab/><text:tab/><text:tab/>==&gt;&gt; <text:s/></text:span><text:span text:style-name="T2">ViewXML</text:span></text:p>
      <text:p text:style-name="Standard"><text:span text:style-name="T2"><text:tab/><text:tab/><text:tab/><text:tab/><text:tab/><text:tab/><text:tab/></text:span><text:span text:style-name="T4">write()</text:span></text:p>
      <text:p text:style-name="Standard"><text:span text:style-name="T4"/></text:p>
      <text:p text:style-name="Standard"><text:span text:style-name="T4"/></text:p>
      <text:p text:style-name="P1"><text:span text:style-name="T5">FilterModel</text:span></text:p>
      <text:p text:style-name="P1"><text:span text:style-name="T5">FilterControll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82cm" fo:margin-bottom="1.997cm" fo:margin-left="0.45cm" fo:margin-right="0.46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30S</meta:editing-duration>
    <meta:editing-cycles>5</meta:editing-cycles>
    <meta:generator>OpenOffice.org/3.3$Win32 OpenOffice.org_project/330m20$Build-9567</meta:generator>
    <dc:date>2013-02-11T23:22:57.51</dc:date>
    <meta:document-statistic meta:table-count="0" meta:image-count="0" meta:object-count="0" meta:page-count="3" meta:paragraph-count="78" meta:word-count="145" meta:character-count="1811"/>
    <meta:user-defined meta:name="Info 1"/>
    <meta:user-defined meta:name="Info 2"/>
    <meta:user-defined meta:name="Info 3"/>
    <meta:user-defined meta:name="Info 4"/>
  </office:meta>
</office:document-meta>
</file>